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top="0cm" fo:margin-bottom="0cm"/>
    </style:style>
    <style:style style:name="P6" style:family="paragraph" style:parent-style-name="Text_20_body">
      <style:paragraph-properties fo:margin-left="0cm" fo:margin-right="0cm" fo:margin-top="0cm" fo:margin-bottom="0cm" fo:text-indent="0.21cm"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adlocks og deadlockhåndtering</text:h>
      <text:p text:style-name="P1">Deadlock-begrebet</text:p>
      <text:p text:style-name="Text_20_body">- En mængde tråde P er i deadlocktilstand hvis hver tråd i P venter på en hændelse der kun kan genereres af en anden tråd i P.</text:p>
      <text:p text:style-name="Text_20_body">- I en ressourcetildelingsgraf kan en deadlock ses ved en cykel.</text:p>
      <text:p text:style-name="Text_20_body">- Coffman's betingelser (nødvendige for deadlock):</text:p>
      <text:list xml:id="list33616141" text:style-name="L1">
        <text:list-item>
          <text:list>
            <text:list-item>
              <text:p text:style-name="P2">Gensidig udelukkelse – Ressourcer kan ikke deles</text:p>
            </text:list-item>
            <text:list-item>
              <text:p text:style-name="P2">Ingen preemption – Ressourcer kan ikke fratages en tråd</text:p>
            </text:list-item>
            <text:list-item>
              <text:p text:style-name="P2">Hold og vent (stykvis allokering) – Tråde kan altid prøve at tage flere ressourcer.</text:p>
            </text:list-item>
            <text:list-item>
              <text:p text:style-name="P2">Cirkulær venten – Der er en cirkulær afhængighed af ressourcer.</text:p>
            </text:list-item>
          </text:list>
        </text:list-item>
      </text:list>
      <text:p text:style-name="P1">Løsningsstrategier og algoritmer</text:p>
      <text:p text:style-name="Text_20_body">- Prevention – Design så deadlock ikke er muligt (bevis), undgå en af de fire betingelser.</text:p>
      <text:p text:style-name="Text_20_body">- Avoidance – Begrænset og kontrolleret ressourcetildeling</text:p>
      <text:list xml:id="list34640917" text:style-name="L2">
        <text:list-item>
          <text:list>
            <text:list-item>
              <text:p text:style-name="P3">Sikker tilstand: En tilstand hvori der findes en mindst en allokeringssekvens, så alle tråde gøres færdige uden at skabe en deadlock.</text:p>
            </text:list-item>
            <text:list-item>
              <text:p text:style-name="P3">Banker's algorithm tjekker om en given tilstand er sikker. Kræver statisk antal processor og at processornes maksimale ressourceforbrug er kendt. Ikke så brugbart.</text:p>
            </text:list-item>
          </text:list>
        </text:list-item>
      </text:list>
      <text:p text:style-name="P5">is_safe(allocated,free) {</text:p>
      <text:p text:style-name="P5"><text:tab/>Q = current set of processes</text:p>
      <text:p text:style-name="P5"><text:tab/>while (Q != Ø)</text:p>
      <text:p text:style-name="P5"><text:tab/><text:tab/>remove some p from Q such that</text:p>
      <text:p text:style-name="P5"><text:tab/><text:tab/><text:tab/>allocated(p) + free # max(p)</text:p>
      <text:p text:style-name="P5"><text:tab/><text:tab/><text:tab/><text:tab/>if no such p exists return FALSE</text:p>
      <text:p text:style-name="P5"><text:tab/><text:tab/>free = free + allocated(p)</text:p>
      <text:p text:style-name="P5"><text:tab/>return TRUE</text:p>
      <text:p text:style-name="P6">}</text:p>
      <text:p text:style-name="Text_20_body"><text:line-break/>- Detection and recovery – Deadlocks er sjældne, lad brugeren løse det (strudsealgoritme).</text:p>
      <text:p text:style-name="P1"/>
      <text:p text:style-name="P1">Priority inversion: problem og løsninger</text:p>
      <text:p text:style-name="Text_20_body">Når en lavprioriteret tråd har en ressource tildelt som en højprioritetstråd skal bruge. Lavprioritetstråden kan ikke give slip på ressourcen fordi den aldrig når at køre.</text:p>
      <text:p text:style-name="Text_20_body">Løsninger: </text:p>
      <text:p text:style-name="Text_20_body">- Interrupts er den eneste måde at få mutex på. </text:p>
      <text:p text:style-name="Text_20_body">- Priority ceiling hvor alle tråde der tilgår en ressource får samme prioritet som den højest prioriterede af trådene. </text:p>
      <text:p text:style-name="Text_20_body">- Priority enheritance hvor en lavprioriteret tråd arver sin prioritet fra den blokerede højereprioriterede tråd. </text:p>
      <text:p text:style-name="Text_20_body">- Immediate Ceiling Priority Protocol hvor ressourcer får prioriteter, tråd der tilgår ressourcen får hævet midlertidigt hævet deres prioritet til dennes og tråde kan kun bede om ressourcer med højere prioriteter end sig selv.</text:p>
      <text:p text:style-name="P1"><text:soft-page-break/>Livelock og starvation (husk: Sultne 'soffer)</text:p>
      <text:p text:style-name="Text_20_body">Livelock er en deadlock lignende tilstand uden fremgang, men uden cyklisk ressourcetilgang.</text:p>
      <text:p text:style-name="Text_20_body">Starvation er når der i et system med prioriteter er lavprioriterede tråde, der aldrig kommer til at køre på grund af at højereprioriterede tråde får køret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3T19:11:30.27</meta:creation-date>
    <dc:date>2011-06-05T16:27:44.72</dc:date>
    <meta:editing-duration>PT7H24M42S</meta:editing-duration>
    <meta:editing-cycles>4</meta:editing-cycles>
    <meta:generator>OpenOffice.org/3.3$Win32 OpenOffice.org_project/330m20$Build-9567</meta:generator>
    <meta:document-statistic meta:table-count="0" meta:image-count="0" meta:object-count="0" meta:page-count="2" meta:paragraph-count="34" meta:word-count="370" meta:character-count="2342"/>
  </office:meta>
</office:document-meta>
</file>